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2.704cm" fo:margin-top="0cm" fo:margin-bottom="0.432cm" table:align="left" style:may-break-between-rows="false"/>
    </style:style>
    <style:style style:name="Table1.A" style:family="table-column">
      <style:table-column-properties style:column-width="7.14cm"/>
    </style:style>
    <style:style style:name="Table1.B" style:family="table-column">
      <style:table-column-properties style:column-width="2.771cm"/>
    </style:style>
    <style:style style:name="Table1.C" style:family="table-column">
      <style:table-column-properties style:column-width="2.792cm"/>
    </style:style>
    <style:style style:name="Table1.A1" style:family="table-cell">
      <style:table-cell-properties fo:padding-left="0cm" fo:padding-right="0cm" fo:padding-top="0cm" fo:padding-bottom="0.279cm" fo:border="none"/>
    </style:style>
    <style:style style:name="Table1.C1" style:family="table-cell">
      <style:table-cell-properties style:vertical-align="bottom" fo:padding-left="0cm" fo:padding-right="0cm" fo:padding-top="0cm" fo:padding-bottom="0.279cm" fo:border="none"/>
    </style:style>
    <style:style style:name="P1" style:family="paragraph" style:parent-style-name="Character_20_list">
      <style:text-properties fo:language="en" fo:country="US"/>
    </style:style>
    <style:style style:name="T1" style:family="text">
      <style:text-properties fo:language="en" fo:country="US"/>
    </style:style>
    <style:style style:name="T2" style:family="text" style:parent-style-name="Character">
      <style:text-properties fo:language="en" fo:country="US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Characters1"/><text:toc-mark-start text:id="IMark3794161812" text:outline-level="1"/>Characters<text:bookmark-end text:name="Characters1"/><text:toc-mark-end text:id="IMark3794161812"/>.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Character_20_list">General,<text:span text:style-name="Character"> </text:span>dress, American staff uniform, blue, faced with buff, large gold epaulets, cocked hat, with the black and white cockade, indicating the union with France, buff waistcoat and breeches, boots,  </text:p>
          </table:table-cell>
          <table:covered-table-cell/>
          <table:table-cell table:style-name="Table1.C1" office:value-type="string">
            <text:p text:style-name="Actor">Mr. <text:span text:style-name="T1">Hallam.</text:span><text:note text:id="ftn1" text:note-class="footnote"><text:note-citation>1</text:note-citation><text:note-body><text:p text:style-name="Footnote"> Ogilvy: Actor names omitted.</text:p></text:note-body></text:note></text:p>
          </table:table-cell>
        </table:table-row>
        <table:table-row>
          <table:table-cell table:style-name="Table1.A1" table:number-columns-spanned="2" office:value-type="string">
            <text:p text:style-name="Character_20_list"><text:span text:style-name="T2">M‘</text:span><text:span text:style-name="T1">Donald</text:span>,<text:span text:style-name="Character"> </text:span>a man of forty years of age, uniform nearly the same as the first,  <text:tab/><text:tab/></text:p>
          </table:table-cell>
          <table:covered-table-cell/>
          <table:table-cell table:style-name="Table1.C1" office:value-type="string">
            <text:p text:style-name="Actor">Mr. Tyler.</text:p>
          </table:table-cell>
        </table:table-row>
        <table:table-row>
          <table:table-cell table:style-name="Table1.A1" table:number-columns-spanned="2" office:value-type="string">
            <text:p text:style-name="Character_20_list">Seward, a man of thirty years of age, staff uniform,  <text:tab/></text:p>
          </table:table-cell>
          <table:covered-table-cell/>
          <table:table-cell table:style-name="Table1.C1" office:value-type="string">
            <text:p text:style-name="Actor">Mr. Martin.</text:p>
          </table:table-cell>
        </table:table-row>
        <table:table-row>
          <table:table-cell table:style-name="Table1.A1" table:number-columns-spanned="2" office:value-type="string">
            <text:p text:style-name="Character_20_list">André, a man of twenty-nine years of age,<text:note text:id="ftn2" text:note-class="footnote"><text:note-citation>2</text:note-citation><text:note-body><text:p text:style-name="Footnote"> See note <text:note-ref text:note-class="footnote" text:reference-format="text" text:ref-name="ftn0"/>, page <text:note-ref text:note-class="footnote" text:ref-name="ftn0"/>.</text:p></text:note-body></text:note> full British uniform after the first scene,  <text:tab/><text:tab/></text:p>
          </table:table-cell>
          <table:covered-table-cell/>
          <table:table-cell table:style-name="Table1.C1" office:value-type="string">
            <text:p text:style-name="Actor">Mr. <text:span text:style-name="T1">Hodgekinson.</text:span></text:p>
          </table:table-cell>
        </table:table-row>
        <table:table-row>
          <table:table-cell table:style-name="Table1.A1" table:number-columns-spanned="2" office:value-type="string">
            <text:p text:style-name="Character_20_list">Bland, a youthful but military figure, in the uniform of a Captain of horse—dress, a short blue coat, faced with red, and trimmed with gold lace, two small epaulets, a white waistcoat, leather breeches, boots and spurs; over the coat, crossing the chest from the right shoulder, a broad buff belt, to which is suspended a manageable hussar sword; a horseman’s helmet on the head, decorated as usual, and the union cockade affixed,  <text:tab/></text:p>
          </table:table-cell>
          <table:covered-table-cell/>
          <table:table-cell table:style-name="Table1.C1" office:value-type="string">
            <text:p text:style-name="Actor">Mr. Cooper.</text:p>
          </table:table-cell>
        </table:table-row>
        <table:table-row>
          <table:table-cell table:style-name="Table1.A1" table:number-columns-spanned="2" office:value-type="string">
            <text:p text:style-name="Character_20_list">Melville, a man of middle age, and grave deportment; his dress a Captain’s uniform when on duty; a blue coat with red facings, gold epaulet, white waistcoat and breeches, boots and cocked hat, with the union cockade,  <text:tab/><text:tab/></text:p>
          </table:table-cell>
          <table:covered-table-cell/>
          <table:table-cell table:style-name="Table1.C1" office:value-type="string">
            <text:p text:style-name="Actor">Mr. Williamson.</text:p>
          </table:table-cell>
        </table:table-row>
        <table:table-row>
          <table:table-cell table:style-name="Table1.A1" table:number-columns-spanned="2" office:value-type="string">
            <text:p text:style-name="Character_20_list">British Officer,  <text:tab/><text:tab/></text:p>
          </table:table-cell>
          <table:covered-table-cell/>
          <table:table-cell table:style-name="Table1.C1" office:value-type="string">
            <text:p text:style-name="Actor">Mr. <text:span text:style-name="T1">Hogg.</text:span></text:p>
          </table:table-cell>
        </table:table-row>
        <table:table-row>
          <table:table-cell table:style-name="Table1.A1" table:number-columns-spanned="2" office:value-type="string">
            <text:p text:style-name="Character_20_list">American Officer,  <text:tab/><text:tab/></text:p>
          </table:table-cell>
          <table:covered-table-cell/>
          <table:table-cell table:style-name="Table1.C1" office:value-type="string">
            <text:p text:style-name="Actor">Mr. Miller.</text:p>
          </table:table-cell>
        </table:table-row>
        <table:table-row>
          <table:table-cell table:style-name="Table1.A1" office:value-type="string">
            <text:p text:style-name="Character_20_list">Children,  <text:tab/></text:p>
          </table:table-cell>
          <table:table-cell table:style-name="Table1.A1" table:number-columns-spanned="2" office:value-type="string">
            <text:p text:style-name="Actor">Master <text:span text:style-name="T1">Stockwell</text:span> and Miss Hogg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Character_20_list">American Sergeant,  <text:tab/><text:tab/></text:p>
          </table:table-cell>
          <table:covered-table-cell/>
          <table:table-cell table:style-name="Table1.C1" office:value-type="string">
            <text:p text:style-name="Actor">Mr. Seymour.</text:p>
          </table:table-cell>
        </table:table-row>
        <table:table-row>
          <table:table-cell table:style-name="Table1.A1" table:number-columns-spanned="2" office:value-type="string">
            <text:p text:style-name="Character_20_list">American Officers and Soldiers, &amp;c.</text:p>
          </table:table-cell>
          <table:covered-table-cell/>
          <table:table-cell table:style-name="Table1.C1" office:value-type="string">
            <text:p text:style-name="Actor"/>
          </table:table-cell>
        </table:table-row>
        <table:table-row>
          <table:table-cell table:style-name="Table1.A1" table:number-columns-spanned="2" office:value-type="string">
            <text:p text:style-name="Character_20_list">Mrs. Bland,  <text:tab/><text:tab/></text:p>
          </table:table-cell>
          <table:covered-table-cell/>
          <table:table-cell table:style-name="Table1.C1" office:value-type="string">
            <text:p text:style-name="Actor">Mrs. <text:span text:style-name="T1">Melmoth</text:span></text:p>
          </table:table-cell>
        </table:table-row>
        <table:table-row>
          <table:table-cell table:style-name="Table1.A1" table:number-columns-spanned="2" office:value-type="string">
            <text:p text:style-name="P1">Honora,  <text:tab/><text:tab/><text:tab/></text:p>
          </table:table-cell>
          <table:covered-table-cell/>
          <table:table-cell table:style-name="Table1.C1" office:value-type="string">
            <text:p text:style-name="Actor">Mrs. Johnson.</text:p>
          </table:table-cell>
        </table:table-row>
      </table:table>
      <text:p text:style-name="Text_20_body"><text:bookmark-start text:name="Characters"/>Scene, the Village of <text:span text:style-name="T1">Tappan</text:span>, Encampment, and adjoining Country. Time, ten hours.<text:bookmark-end text:name="Character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left="0cm" fo:margin-right="0cm" fo:margin-top="0.423cm" fo:margin-bottom="0.212cm" fo:text-align="center" style:justify-single-word="false" fo:text-indent="0cm" style:auto-text-indent="false" fo:keep-with-next="always"/>
    </style:style>
    <style:style style:name="Heading_20_1" style:display-name="Heading 1" style:family="paragraph" style:parent-style-name="Heading" style:next-style-name="Heading_20_2" style:class="text" style:default-outline-level="1">
      <style:paragraph-properties fo:margin-top="0cm" fo:margin-bottom="0.432cm" fo:keep-together="always" fo:break-before="auto" fo:break-after="auto" text:number-lines="false" text:line-number="0">
        <style:tab-stops/>
      </style:paragraph-properties>
      <style:text-properties fo:text-transform="uppercase" fo:font-size="12pt" fo:font-weight="normal"/>
    </style:style>
    <style:style style:name="Heading_20_2" style:display-name="Heading 2" style:family="paragraph" style:parent-style-name="Heading" style:next-style-name="Set" style:class="text">
      <style:paragraph-properties fo:margin-top="0.432cm" fo:margin-bottom="0.432cm" fo:keep-together="always"/>
      <style:text-properties fo:text-transform="uppercase" fo:font-size="12pt" fo:letter-spacing="0.212cm" fo:font-weight="normal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irection" style:family="paragraph" style:parent-style-name="Text_20_body" style:next-style-name="Verse">
      <style:paragraph-properties fo:margin-left="0cm" fo:margin-right="0cm" fo:margin-top="0.432cm" fo:margin-bottom="0cm" fo:line-height="100%" fo:text-align="center" style:justify-single-word="false" fo:text-indent="0cm" style:auto-text-indent="false"/>
      <style:text-properties fo:font-style="italic"/>
    </style:style>
    <style:style style:name="Verse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6.51cm" style:type="right"/>
        </style:tab-stops>
      </style:paragraph-properties>
    </style:style>
    <style:style style:name="Top_20_direction" style:display-name="Top direction" style:family="paragraph" style:parent-style-name="Direction" style:next-style-name="Verse">
      <style:paragraph-properties fo:keep-together="always" fo:keep-with-next="always"/>
    </style:style>
    <style:style style:name="Set" style:family="paragraph" style:parent-style-name="Top_20_direction" style:next-style-name="Top_20_direction">
      <style:paragraph-properties fo:margin-top="0cm" fo:margin-bottom="0.432cm"/>
      <style:text-properties fo:font-style="italic"/>
    </style:style>
    <style:style style:name="Character_20_list" style:display-name="Character list" style:family="paragraph" style:parent-style-name="Text_20_body">
      <style:paragraph-properties fo:margin-left="1.27cm" fo:margin-right="0cm" fo:margin-top="0cm" fo:margin-bottom="0cm" fo:text-indent="-1.27cm" style:auto-text-indent="false">
        <style:tab-stops>
          <style:tab-stop style:position="5.801cm" style:leader-style="dotted" style:leader-text="."/>
          <style:tab-stop style:position="8.382cm" style:leader-style="dotted" style:leader-text="."/>
        </style:tab-stops>
      </style:paragraph-properties>
      <style:text-properties fo:font-size="80%"/>
    </style:style>
    <style:style style:name="Actor" style:family="paragraph" style:parent-style-name="Standard">
      <style:text-properties fo:font-size="8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haracter" style:family="text">
      <style:text-properties fo:font-variant="small-caps" style:font-name="Times New Roman1" fo:font-style="normal" style:letter-kerning="true" style:font-style-asian="normal" style:font-style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95$Build-8900</meta:generator>
    <meta:initial-creator>John W Kennedy</meta:initial-creator>
    <meta:creation-date>2005-03-05T19:41:09</meta:creation-date>
    <dc:creator>Jörg Sievers</dc:creator>
    <dc:date>2005-04-21T15:05:29</dc:date>
    <dc:language>en-US</dc:language>
    <meta:editing-cycles>4</meta:editing-cycles>
    <meta:editing-duration>PT8M1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9" meta:word-count="245" meta:character-count="1520"/>
  </office:meta>
</office:document-meta>
</file>